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e90" officeooo:paragraph-rsid="00020e90"/>
    </style:style>
    <style:style style:name="P2" style:family="paragraph" style:parent-style-name="Standard">
      <style:text-properties officeooo:rsid="000287bf" officeooo:paragraph-rsid="00028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MITRI DOS SANTOS FERREIRA</text:p>
      <text:p text:style-name="P1">+55 (41) 98453-7465</text:p>
      <text:p text:style-name="P1"><text:a xlink:type="simple" xlink:href="mailto:dimitri.ferreira@escola.pr.gov.br" text:style-name="Internet_20_link" text:visited-style-name="Visited_20_Internet_20_Link">dimitri.ferreira@escola.pr.gov.br</text:a></text:p>
      <text:p text:style-name="P1"/>
      <text:p text:style-name="P1">OBJETIVO</text:p>
      <text:p text:style-name="P1">O meu objetivo é ser um trabalhador que não desaponte ninguém, que ajude os outros e que cometa o mínimo de erros possíveis. O salário pode ser de qualquer valor, afinal eu não preciso de tanto dinheiro assim. Nunca trabalhei, mas eu irei dar o meu melhor,</text:p>
      <text:p text:style-name="P1"/>
      <text:p text:style-name="P1">FORMAÇÃO ACADÊMICA</text:p>
      <text:p text:style-name="P1">Colégio Estadual Ivo Leão – 1 Série Ensino Médio (Ainda Realizando)</text:p>
      <text:p text:style-name="P1"/>
      <text:p text:style-name="P1">PROJETOS</text:p>
      <text:p text:style-name="P1">Nome do Projeto 1: Jogão Das Cartas</text:p>
      <text:p text:style-name="P1">Descrição: Um jogo de cartas simples porém divertido, Foi desenvolvido na plataforma Scratch. O desafio foi conseguir terminar o projeto, já que foi bem demorado e complicado</text:p>
      <text:p text:style-name="P1"/>
      <text:p text:style-name="P1">Nome do Projeto 2: Jogão Do Troco</text:p>
      <text:p text:style-name="P1">Descrição: Este jogo é mais antigo e consiste em você trabalhar no supermercado entregando o troco aos clientes. Também foi desenvolvido na plataforma Scratch. O desafio assim como o outro foi terminar o projeto, porém este foi mais fácil de ser desenvolvido.</text:p>
      <text:p text:style-name="P1"/>
      <text:p text:style-name="P1">TECNOLOGIAS</text:p>
      <text:p text:style-name="P2">Plataformas que eu conheço e sei fazer o básico:</text:p>
      <text:p text:style-name="P2"/>
      <text:p text:style-name="P2">Plataforma Scratch (desenvolvimento de jogos);</text:p>
      <text:p text:style-name="P2">Plataforma Canva (desenvolvimento de slides);</text:p>
      <text:p text:style-name="P2">Plataforma p5js (programação no geral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1:58:29.002880000</meta:creation-date>
    <dc:date>2024-06-13T12:14:27.300761933</dc:date>
    <meta:editing-duration>PT3M44S</meta:editing-duration>
    <meta:editing-cycles>1</meta:editing-cycles>
    <meta:document-statistic meta:table-count="0" meta:image-count="0" meta:object-count="0" meta:page-count="1" meta:paragraph-count="17" meta:word-count="177" meta:character-count="1126" meta:non-whitespace-character-count="965"/>
    <meta:generator>LibreOffice/7.0.6.2$Linux_X86_64 LibreOffice_project/144abb84a525d8e30c9dbbefa69cbbf2d8d4ae3b</meta:generator>
  </office:meta>
</office:document-meta>
</file>